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9688in" fo:margin-left="0.041in" fo:margin-right="0.0097in" table:align="margins"/>
    </style:style>
    <style:style style:name="Table1.A" style:family="table-column">
      <style:table-column-properties style:column-width="1.2076in" style:rel-column-width="1739*"/>
    </style:style>
    <style:style style:name="Table1.B" style:family="table-column">
      <style:table-column-properties style:column-width="1.3243in" style:rel-column-width="1907*"/>
    </style:style>
    <style:style style:name="Table1.C" style:family="table-column">
      <style:table-column-properties style:column-width="2.6771in" style:rel-column-width="3855*"/>
    </style:style>
    <style:style style:name="Table1.D" style:family="table-column">
      <style:table-column-properties style:column-width="1.2951in" style:rel-column-width="1865*"/>
    </style:style>
    <style:style style:name="Table1.E" style:family="table-column">
      <style:table-column-properties style:column-width="3.4514in" style:rel-column-width="49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/>
    </style:style>
    <style:style style:name="fr2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File</text:p>
          </table:table-cell>
          <table:table-cell table:style-name="Table1.A1" office:value-type="string">
            <text:p text:style-name="P1">Type of file</text:p>
          </table:table-cell>
          <table:table-cell table:style-name="Table1.A1" office:value-type="string">
            <text:p text:style-name="P1">functional forms present</text:p>
          </table:table-cell>
          <table:table-cell table:style-name="Table1.A1" office:value-type="string">
            <text:p text:style-name="P1">units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ff*.atp</text:p>
          </table:table-cell>
          <table:table-cell table:style-name="Table1.A2" office:value-type="string">
            <text:p text:style-name="Table_20_Contents">atom type parame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- atom types, masses (amu), comment </text:p>
            <text:p text:style-name="Table_20_Contents">- can change or add an atom type here</text:p>
          </table:table-cell>
        </table:table-row>
        <table:table-row>
          <table:table-cell table:style-name="Table1.A2" office:value-type="string">
            <text:p text:style-name="Table_20_Contents">ff*.itp:</text:p>
          </table:table-cell>
          <table:table-cell table:style-name="Table1.A2" office:value-type="string">
            <text:p text:style-name="Table_20_Contents">include topolog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- these files are “included” in topology files (*.top)</text:p>
          </table:table-cell>
        </table:table-row>
        <table:table-row>
          <table:table-cell table:style-name="Table1.A2" office:value-type="string">
            <text:p text:style-name="Table_20_Contents">ff*bon.itp</text:p>
            <text:p text:style-name="Table_20_Contents">(5.3.2)</text:p>
            <text:p text:style-name="Table_20_Contents">[bondtypes]</text:p>
            <text:p text:style-name="Table_20_Contents">[angletypes]</text:p>
            <text:p text:style-name="Table_20_Contents">[dihedraltypes]</text:p>
          </table:table-cell>
          <table:table-cell table:style-name="Table1.A2" office:value-type="string">
            <text:p text:style-name="Table_20_Contents">bonded parameters</text:p>
          </table:table-cell>
          <table:table-cell table:style-name="Table1.A2" office:value-type="string">
            <text:p text:style-name="Table_20_Contents">bond and angle pot:</text:p>
            <text:p text:style-name="Table_20_Contents">1 = harmonic</text:p>
            <text:p text:style-name="Table_20_Contents">2= GROMOS-96</text:p>
            <text:p text:style-name="Table_20_Contents">dihedrals:</text:p>
            <text:p text:style-name="Table_20_Contents">1= proper</text:p>
            <text:p text:style-name="Table_20_Contents">2=improper</text:p>
            <text:p text:style-name="Table_20_Contents">3 = Ryckaert-Bellema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-parameters for bonds, bond angles, improper and proper dihedrals</text:p>
            <text:p text:style-name="Table_20_Contents">- can add bonded parameters</text:p>
            <text:p text:style-name="Table_20_Contents">- can include parameters for new atom types ( must add these new atom types to ff*.atp as well)</text:p>
          </table:table-cell>
        </table:table-row>
        <table:table-row>
          <table:table-cell table:style-name="Table1.A2" office:value-type="string">
            <text:p text:style-name="Table_20_Contents">ff*nb.itp</text:p>
            <text:p text:style-name="Table_20_Contents">(5.3.3)</text:p>
            <text:p text:style-name="Table_20_Contents">[atomtypes]</text:p>
          </table:table-cell>
          <table:table-cell table:style-name="Table1.A2" office:value-type="string">
            <text:p text:style-name="Table_20_Contents">non-bonded parameters</text:p>
            <text:p text:style-name="Table_20_Contents"/>
          </table:table-cell>
          <table:table-cell table:style-name="Table1.A2" office:value-type="string">
            <text:p text:style-name="Table_20_Contents">rule 1 = <draw:frame draw:style-name="fr1" draw:name="Object3" text:anchor-type="as-char" svg:y="-0.1346in" svg:width="0.4862in" svg:height="0.2453in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Table_20_Contents">rule 2, 3<draw:frame draw:style-name="fr2" draw:name="Object4" text:anchor-type="as-char" svg:width="0.5311in" svg:height="0.2453in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Table_20_Contents">combination of atom i, j:</text:p>
            <text:p text:style-name="Table_20_Contents">if rule = 1,3 <text:s/>use<draw:frame draw:style-name="fr2" draw:name="Object5" text:anchor-type="as-char" svg:width="1.2929in" svg:height="0.2453in" draw:z-index="4"><draw:object xlink:href="./Object 5" xlink:type="simple" xlink:show="embed" xlink:actuate="onLoad"/><draw:image xlink:href="./ObjectReplacements/Object 5" xlink:type="simple" xlink:show="embed" xlink:actuate="onLoad"/></draw:frame> and same for <draw:frame draw:style-name="fr2" draw:name="Object7" text:anchor-type="as-char" svg:width="0.372in" svg:height="0.2453in" draw:z-index="6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Table_20_Contents">else rule =2 use <text:s/><draw:frame draw:style-name="fr2" draw:name="Object6" text:anchor-type="as-char" svg:width="2.1846in" svg:height="0.2402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1" text:anchor-type="as-char" svg:width="0.2252in" svg:height="0.2228in" draw:z-index="1"><draw:object xlink:href="./Object 1" xlink:type="simple" xlink:show="embed" xlink:actuate="onLoad"/><draw:image xlink:href="./ObjectReplacements/Object 1" xlink:type="simple" xlink:show="embed" xlink:actuate="onLoad"/></draw:frame>[nm]</text:p>
            <text:p text:style-name="Table_20_Contents"><draw:frame draw:style-name="fr2" draw:name="Object2" text:anchor-type="as-char" svg:width="0.1874in" svg:height="0.2228in" draw:z-index="0"><draw:object xlink:href="./Object 2" xlink:type="simple" xlink:show="embed" xlink:actuate="onLoad"/><draw:image xlink:href="./ObjectReplacements/Object 2" xlink:type="simple" xlink:show="embed" xlink:actuate="onLoad"/></draw:frame>[kJ/mol]</text:p>
          </table:table-cell>
          <table:table-cell table:style-name="Table1.E2" office:value-type="string">
            <text:p text:style-name="Table_20_Contents">-van der waals parameters c6, c12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f*.rtp</text:p>
            <text:p text:style-name="Table_20_Contents">(5.5.1)</text:p>
          </table:table-cell>
          <table:table-cell table:style-name="Table1.A2" office:value-type="string">
            <text:p text:style-name="Table_20_Contents">residue topology parame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-bonds, charge, charge groups, improper dihedral for a frequently used building block</text:p>
            <text:p text:style-name="Table_20_Contents">-don't change this file</text:p>
            <text:p text:style-name="Table_20_Contents">-can add protein residue to the database (must also add name to aminoacids.dat)</text:p>
            <text:p text:style-name="Table_20_Contents">-must construct a builiding block in this file for the “strange residue” that is in the PDB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5-11T13:51:45</meta:creation-date>
    <dc:date>2007-05-11T17:04:42</dc:date>
    <dc:language>en-US</dc:language>
    <meta:editing-cycles>30</meta:editing-cycles>
    <meta:editing-duration>PT3H1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7" meta:page-count="1" meta:paragraph-count="47" meta:word-count="184" meta:character-count="109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σ</math:mo>
      <math:mi>i</math:mi>
    </math:msub>
    <math:annotation math:encoding="StarMath 5.0">
%sigma_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ε</math:mo>
      <math:mi>i</math:mi>
    </math:msub>
    <math:annotation math:encoding="StarMath 5.0">%epsilon_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4</math:mn>
      <math:msub>
        <math:mo math:stretchy="false">ε</math:mo>
        <math:mi>i</math:mi>
      </math:msub>
      <math:msubsup>
        <math:mo math:stretchy="false">σ</math:mo>
        <math:mi>i</math:mi>
        <math:mn>6</math:mn>
      </math:msubsup>
    </math:mrow>
    <math:annotation math:encoding="StarMath 5.0">4%epsilon_i%sigma_i^6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n>4</math:mn>
      <math:msub>
        <math:mo math:stretchy="false">ε</math:mo>
        <math:mi>i</math:mi>
      </math:msub>
      <math:msubsup>
        <math:mo math:stretchy="false">σ</math:mo>
        <math:mi>i</math:mi>
        <math:mn>12</math:mn>
      </math:msubsup>
    </math:mrow>
    <math:annotation math:encoding="StarMath 5.0">4%epsilon_i%sigma_i^1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sup>
        <math:mi>C</math:mi>
        <math:mi math:fontstyle="italic">ij</math:mi>
        <math:mrow>
          <math:mo math:stretchy="false">(</math:mo>
          <math:mn>6</math:mn>
          <math:mo math:stretchy="false">)</math:mo>
        </math:mrow>
      </math:msubsup>
      <math:mo math:stretchy="false">=</math:mo>
      <math:msup>
        <math:mrow>
          <math:mo math:stretchy="false">(</math:mo>
          <math:mrow>
            <math:msubsup>
              <math:mi>C</math:mi>
              <math:mi>i</math:mi>
              <math:mrow>
                <math:mo math:stretchy="false">(</math:mo>
                <math:mn>6</math:mn>
                <math:mo math:stretchy="false">)</math:mo>
              </math:mrow>
            </math:msubsup>
            <math:msubsup>
              <math:mi>C</math:mi>
              <math:mi>j</math:mi>
              <math:mrow>
                <math:mo math:stretchy="false">(</math:mo>
                <math:mn>6</math:mn>
                <math:mo math:stretchy="false">)</math:mo>
              </math:mrow>
            </math:msubsup>
          </math:mrow>
          <math:mo math:stretchy="false">)</math:mo>
        </math:mrow>
        <math:mrow>
          <math:mo math:stretchy="false">(</math:mo>
          <math:mrow>
            <math:mn>1</math:mn>
            <math:mo math:stretchy="false">/</math:mo>
            <math:mn>2</math:mn>
          </math:mrow>
          <math:mo math:stretchy="false">)</math:mo>
        </math:mrow>
      </math:msup>
    </math:mrow>
    <math:annotation math:encoding="StarMath 5.0">C_ij^(6)=(C_i^(6)C_j^(6))^(1/2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 math:fontstyle="italic">ij</math:mi>
        </math:msub>
        <math:mo math:stretchy="false">=</math:mo>
        <math:mrow>
          <math:mo math:stretchy="false">(</math:mo>
          <math:mrow>
            <math:mn>1</math:mn>
            <math:mo math:stretchy="false">/</math:mo>
            <math:mn>2</math:mn>
          </math:mrow>
          <math:mo math:stretchy="false">)</math:mo>
        </math:mrow>
      </math:mrow>
      <math:mrow>
        <math:mo math:stretchy="false">(</math:mo>
        <math:mrow>
          <math:msub>
            <math:mo math:stretchy="false">σ</math:mo>
            <math:mi>i</math:mi>
          </math:msub>
          <math:mo math:stretchy="false">+</math:mo>
          <math:msub>
            <math:mo math:stretchy="false">σ</math:mo>
            <math:mi>j</math:mi>
          </math:msub>
        </math:mrow>
        <math:mo math:stretchy="false">)</math:mo>
      </math:mrow>
      <math:mi>;</math:mi>
      <math:mrow>
        <math:msub>
          <math:mo math:stretchy="false">ε</math:mo>
          <math:mi math:fontstyle="italic">ij</math:mi>
        </math:msub>
        <math:mo math:stretchy="false">=</math:mo>
        <math:msqrt>
          <math:mrow>
            <math:mo math:stretchy="false">[</math:mo>
            <math:mrow>
              <math:msub>
                <math:mo math:stretchy="false">ε</math:mo>
                <math:mi>i</math:mi>
              </math:msub>
              <math:msub>
                <math:mo math:stretchy="false">ε</math:mo>
                <math:mi>j</math:mi>
              </math:msub>
            </math:mrow>
            <math:mo math:stretchy="false">]</math:mo>
          </math:mrow>
        </math:msqrt>
      </math:mrow>
    </math:mrow>
    <math:annotation math:encoding="StarMath 5.0">%sigma_ij = (1/2)(%sigma_i+%sigma_j); %epsilon_ij = sqrt[%epsilon_i%epsilon_j]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sup>
      <math:mi>C</math:mi>
      <math:mi math:fontstyle="italic">ij</math:mi>
      <math:mrow>
        <math:mo math:stretchy="false">(</math:mo>
        <math:mn>12</math:mn>
        <math:mo math:stretchy="false">)</math:mo>
      </math:mrow>
    </math:msubsup>
    <math:annotation math:encoding="StarMath 5.0">C_ij^(12)</math:annotation>
  </math:semantics>
</math:math>
</file>